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 soupire, tapi dans un bosquet. C'est bougrement long. Déjà que je ne peux pas m'en griller une, sous prétexte que « ça risque d'attirer l'attention ». Cela fait maintenant plusieurs heures que nous attendons en embuscade. Croyez-le ou non, je ne suis pas un fan inconditionnel de l'ennui. Mais la mission, c'est la mission, comme ils disent. La mission en question étant d'intercepter un messager de la tour Galate qui aurait -et, je cite, « de source sûre »- une missive importante à transmettre et de mettre la main sur ladite missive. Messager qui devrait passer -et je cite encore- « de manière quasi certaine » (sic) sur cette route. Route qui, je vous l'assure, est absolument et désespérément déserte depuis que nous avons commencé notre surveillance.</text:p>
      <text:p text:style-name="Standard"/>
      <text:p text:style-name="Standard">La moindre des choses, quand on travaille pour les méchants, c'est d'être ponctuel.</text:p>
      <text:p text:style-name="Standard"/>
      <text:p text:style-name="Standard">Mais je ne me départis pas pour autant de mon flegme habituel -il paraît que ça rassure les quelques malheureux qui sont de corvée avec moi-, à l'exception bien sûr de ce picotement qui m'assaille, provoqué par le manque de nicotine. Ce n'est pas comme si j'avais [i]beaucoup[/i] mieux à faire. A part peut-être mettre la main sur un artefact oublié, m'abreuver de livres d'Histoire ou alors trouver des indices sur le véritable héritier d'Anandapolis. Non, tout ceci n'est que bagatelles comparé à l'interception d'un bout de parmachin. Mais laissons là -pour l'instant- notre cynisme, voulez-vous ? C'est une mission importante pour la révolution, et les autres généraux étant [strike]encore des PNJ[/strike] occupés, c'est à moi qu'elle incombe. Et il n'est pas question que je la foire.</text:p>
      <text:p text:style-name="Standard"/>
      <text:p text:style-name="Standard">Heureusement pour moi -et mes divagations qui commençaient à ne plus trop avoir de sens-, une silhouette finit par finalement faire son apparition sur la route. D'un hochement de tête, je fais signe à mes hommes de se tenir prêts. Au moment où la silhouette arrive à notre hauteur, avant même d'avoir le temps d'apercevoir son visage, nous bondissons des buissons pour l'encercler. C'est à ce moment que je me dis que nous aurions pu penser à un plan un peu plus robuste qu'une vulgaire embuscade. Mais tant pis. Le mal est fait.</text:p>
      <text:p text:style-name="Standard"/>
      <text:p text:style-name="Standard">&lt;d1&gt;-Ok, le collabo. Laisse-nous ce message et nous te laissons repartir sans... Khithea ?&lt;/d1&gt;</text:p>
      <text:p text:style-name="P1">Bien. Enfin non, pas vraiment. Khithea refuse de nous remettre la lettre. C'est pour ainsi dire particulièrement ennuyant. Moi qui pensais connaître l'élémentaire, je me retrouve gros-jean comme devant. Pire encore, je me coltine un air bien bête devant mes hommes ce qui, vous en conviendrez, est une situation fort peu confortable. Mon seul espoir de régler cette affaire sans aucun conflit vient d'être réduit en cendres -particulièrement ironique, n'est-ce pas ?-. Pour en rajouter une couche, mon ancien ami vient tirer sur la corde sensible, jouant sur notre relation pour me forcer à le laisser partir. Depuis quand connaît-il le concept de chantage affectif ?</text:p>
      <text:p text:style-name="Standard"/>
      <text:p text:style-name="Standard">Eh bien, il s'en passe des choses, en une décennie.</text:p>
      <text:p text:style-name="Standard"/>
      <text:p text:style-name="Standard">Le silence retombe comme un nuage de cendres sur la route, et mes hommes tournent de concert leurs yeux sur moi, attendant une consigne ou une réaction de ma part. Je n'aimerais pas être à ma place. Mes mains viennent frotter mon visage qui arbore à présent un air singulièrement contrarié. J'inspire profondément, avant de laisser échapper un très long soupir. Puis je me laisse tomber sur mon fessier, m'asseyant en tailleur avant d'entreprendre de me rouler une cigarette, dont je rêvais depuis près d'une heure maintenant, sous le regard médusé de mes subordonnés.</text:p>
      <text:p text:style-name="Standard"/>
      <text:p text:style-name="Standard">&lt;d1&gt;-C'est un peu embêtant. Vois-tu, on m'a également confié une mission. Tu me crois si je dis que j'ai de l'affection pour toi, n'est-ce pas ?&lt;/d1&gt; Je désigne du menton les hommes prêts à bondir au moindre signe de ma part. &lt;d1&gt;Eux n'en ont pas. Ils se battent pour leurs familles, pour leurs amis, pour l'avenir de leurs enfants. Je doute que la plupart d'entre eux ne résiste à tes pouvoirs. Est-ce là [i]vraiment[/i] ce que tu veux ?&lt;/d1&gt;</text:p>
      <text:p text:style-name="Standard"/>
      <text:p text:style-name="Standard">Le tube fraîchement roulé vient se caler entre mes lèvres, et je tire une allumette de ma veste pour la craquer sur son paquet et y mettre le feu. Qui a dit que je ne pouvais pas m'abaisser à du chantage émotionnel, moi aussi ? Je laisse une nouvelle fois planer le silence pour laisser Khithea digérer mes paroles. Ceci étant dit, nous nous trouvons présentement dans une situation de pur bluff. L'horloge tourne contre nous. Nous sommes à Ananda, où ma tête est mise à prix. La révolution est une entité terroriste aux yeux du « gouvernement », et si quelqu'un pointe le bout de son nez sur cette route, nous serons dans une situation encore plus précaire. Je n'ai pas le choix que de tenter mon va-tout maintenant. Si cela ne fonctionne pas, nous risquons d'en venir à mon grand désespoir à l'affrontement.</text:p>
      <text:p text:style-name="Standard"/>
      <text:p text:style-name="Standard">&lt;d1&gt;-Tu sais que tu travailles pour les méchants, Khithea ? La tour Galate, ils ont essayé de m'assassiner il y a dix ans. C'est à cause d'eux que j'ai disparu. Ce sont des meurtriers. Tu vaux mieux que ça.&lt;/d1&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26T19:52:40.77</meta:creation-date>
    <dc:date>2023-11-10T20:17:27.46</dc:date>
    <meta:editing-duration>PT1H38M52S</meta:editing-duration>
    <meta:editing-cycles>235</meta:editing-cycles>
    <meta:generator>OpenOffice/4.1.13$Win32 OpenOffice.org_project/4113m1$Build-9810</meta:generator>
    <meta:document-statistic meta:table-count="0" meta:image-count="0" meta:object-count="0" meta:page-count="2" meta:paragraph-count="11" meta:word-count="848" meta:character-count="5007"/>
  </office:meta>
</office:document-meta>
</file>